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15.663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94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order-bottom="none" fo:background-color="#1584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order-bottom="none" fo:background-color="#1584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order-bottom="none" fo:background-color="#1584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1584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2A" table:style-name="ta1">
        <office:forms form:automatic-focus="false" form:apply-design-mode="false"/>
        <table:table-column table:style-name="co1" table:number-columns-repeated="2" table:default-cell-style-name="ce18"/>
        <table:table-column table:style-name="co2" table:number-columns-repeated="9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16370" table:default-cell-style-name="ce18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19"/>
          <table:covered-table-cell table:style-name="ce11"/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11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style-name="ce19"/>
          <table:covered-table-cell table:style-name="ce11"/>
          <table:table-cell table:style-name="ce1" office:value-type="string" calcext:value-type="string" table:number-columns-spanned="2" table:number-rows-spanned="1">
            <text:p>Exercicis</text:p>
          </table:table-cell>
          <table:covered-table-cell table:style-name="ce19"/>
          <table:table-cell table:style-name="ce11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style-name="ce19"/>
          <table:covered-table-cell table:style-name="ce11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11"/>
          <table:table-cell table:style-name="ce25" office:value-type="string" calcext:value-type="string" table:number-columns-spanned="1" table:number-rows-spanned="3">
            <text:p>Nota Final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 table:number-columns-spanned="1" table:number-rows-spanned="2">
            <text:p>Cognoms</text:p>
          </table:table-cell>
          <table:table-cell table:style-name="ce6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4" office:value-type="string" calcext:value-type="string">
            <text:p>A Classe</text:p>
          </table:table-cell>
          <table:covered-table-cell table:style-name="ce26"/>
          <table:table-cell table:number-columns-repeated="16370"/>
        </table:table-row>
        <table:table-row table:style-name="ro1">
          <table:covered-table-cell table:number-columns-repeated="2" table:style-name="ce7"/>
          <table:table-cell table:style-name="ce21"/>
          <table:table-cell table:style-name="ce23" office:value-type="string" calcext:value-type="string">
            <text:p>30,00%</text:p>
          </table:table-cell>
          <table:table-cell table:style-name="ce11"/>
          <table:table-cell table:style-name="ce21"/>
          <table:table-cell table:style-name="ce23" office:value-type="string" calcext:value-type="string">
            <text:p>10,00%</text:p>
          </table:table-cell>
          <table:table-cell table:style-name="ce11"/>
          <table:table-cell table:style-name="ce21"/>
          <table:table-cell table:style-name="ce23" office:value-type="string" calcext:value-type="string">
            <text:p>50,00%</text:p>
          </table:table-cell>
          <table:table-cell table:style-name="ce11"/>
          <table:table-cell table:style-name="ce2" office:value-type="string" calcext:value-type="string" table:number-columns-spanned="2" table:number-rows-spanned="1">
            <text:p>10,00%</text:p>
          </table:table-cell>
          <table:covered-table-cell table:style-name="ce11"/>
          <table:covered-table-cell table:style-name="ce27"/>
          <table:table-cell table:number-columns-repeated="16370"/>
        </table:table-row>
        <table:table-row table:style-name="ro3">
          <table:table-cell table:style-name="ce16" office:value-type="string" calcext:value-type="string">
            <text:p>Deloré</text:p>
          </table:table-cell>
          <table:table-cell table:style-name="ce16" office:value-type="string" calcext:value-type="string">
            <text:p>Zoriax</text:p>
          </table:table-cell>
          <table:table-cell table:number-columns-repeated="3"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28" table:formula="of:=([.C5]+[.D5]+[.E5])/3*0.3 + ([.F5]+[.G5])/2*0.1 + ([.H5]+[.I5]+[.J5])/3*0.5 + ([.L5]+[.M5])/2*0.1" office:value-type="float" office:value="8.01666666666667" calcext:value-type="float">
            <text:p>8,01666666666667</text:p>
          </table:table-cell>
          <table:table-cell table:number-columns-repeated="16370"/>
        </table:table-row>
        <table:table-row table:style-name="ro3">
          <table:table-cell table:style-name="ce16" office:value-type="string" calcext:value-type="string">
            <text:p>Sanvira</text:p>
          </table:table-cell>
          <table:table-cell table:style-name="ce16" office:value-type="string" calcext:value-type="string">
            <text:p>Mairalú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28" table:formula="of:=([.C6]+[.D6]+[.E6])/3*0.3 + ([.F6]+[.G6])/2*0.1 + ([.H6]+[.I6]+[.J6])/3*0.5 + ([.L6]+[.M6])/2*0.1" office:value-type="float" office:value="8.05" calcext:value-type="float">
            <text:p>8,05</text:p>
          </table:table-cell>
          <table:table-cell table:number-columns-repeated="16370"/>
        </table:table-row>
        <table:table-row table:style-name="ro3">
          <table:table-cell table:style-name="ce16" office:value-type="string" calcext:value-type="string">
            <text:p>Kravé</text:p>
          </table:table-cell>
          <table:table-cell table:style-name="ce16" office:value-type="string" calcext:value-type="string">
            <text:p>Vinto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28" table:formula="of:=([.C7]+[.D7]+[.E7])/3*0.3 + ([.F7]+[.G7])/2*0.1 + ([.H7]+[.I7]+[.J7])/3*0.5 + ([.L7]+[.M7])/2*0.1" office:value-type="float" office:value="8.48333333333333" calcext:value-type="float">
            <text:p>8,48333333333333</text:p>
          </table:table-cell>
          <table:table-cell table:number-columns-repeated="16370"/>
        </table:table-row>
        <table:table-row table:style-name="ro3">
          <table:table-cell table:style-name="ce16" office:value-type="string" calcext:value-type="string">
            <text:p>Hesperán</text:p>
          </table:table-cell>
          <table:table-cell table:style-name="ce16" office:value-type="string" calcext:value-type="string">
            <text:p>Nespera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8" table:formula="of:=([.C8]+[.D8]+[.E8])/3*0.3 + ([.F8]+[.G8])/2*0.1 + ([.H8]+[.I8]+[.J8])/3*0.5 + ([.L8]+[.M8])/2*0.1" office:value-type="float" office:value="7.83333333333333" calcext:value-type="float">
            <text:p>7,83333333333333</text:p>
          </table:table-cell>
          <table:table-cell table:number-columns-repeated="16370"/>
        </table:table-row>
        <table:table-row table:style-name="ro3">
          <table:table-cell table:style-name="ce16" office:value-type="string" calcext:value-type="string">
            <text:p>Valnor</text:p>
          </table:table-cell>
          <table:table-cell table:style-name="ce16" office:value-type="string" calcext:value-type="string">
            <text:p>Alunza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28" table:formula="of:=([.C9]+[.D9]+[.E9])/3*0.3 + ([.F9]+[.G9])/2*0.1 + ([.H9]+[.I9]+[.J9])/3*0.5 + ([.L9]+[.M9])/2*0.1" office:value-type="float" office:value="7.45" calcext:value-type="float">
            <text:p>7,45</text:p>
          </table:table-cell>
          <table:table-cell table:number-columns-repeated="16370"/>
        </table:table-row>
        <table:table-row table:style-name="ro3">
          <table:table-cell table:style-name="ce16" office:value-type="string" calcext:value-type="string">
            <text:p>Lunfrey</text:p>
          </table:table-cell>
          <table:table-cell table:style-name="ce16" office:value-type="string" calcext:value-type="string">
            <text:p>Gelsar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8" table:formula="of:=([.C10]+[.D10]+[.E10])/3*0.3 + ([.F10]+[.G10])/2*0.1 + ([.H10]+[.I10]+[.J10])/3*0.5 + ([.L10]+[.M10])/2*0.1" office:value-type="float" office:value="6.65" calcext:value-type="float">
            <text:p>6,65</text:p>
          </table:table-cell>
          <table:table-cell table:number-columns-repeated="16370"/>
        </table:table-row>
        <table:table-row table:style-name="ro3">
          <table:table-cell table:style-name="ce16" office:value-type="string" calcext:value-type="string">
            <text:p>Corvallo</text:p>
          </table:table-cell>
          <table:table-cell table:style-name="ce16" office:value-type="string" calcext:value-type="string">
            <text:p>Tivan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8" table:formula="of:=([.C11]+[.D11]+[.E11])/3*0.3 + ([.F11]+[.G11])/2*0.1 + ([.H11]+[.I11]+[.J11])/3*0.5 + ([.L11]+[.M11])/2*0.1" office:value-type="float" office:value="6.45" calcext:value-type="float">
            <text:p>6,45</text:p>
          </table:table-cell>
          <table:table-cell table:number-columns-repeated="16370"/>
        </table:table-row>
        <table:table-row table:style-name="ro3">
          <table:table-cell table:style-name="ce16" office:value-type="string" calcext:value-type="string">
            <text:p>Tressón</text:p>
          </table:table-cell>
          <table:table-cell table:style-name="ce16" office:value-type="string" calcext:value-type="string">
            <text:p>Brione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8" table:formula="of:=([.C12]+[.D12]+[.E12])/3*0.3 + ([.F12]+[.G12])/2*0.1 + ([.H12]+[.I12]+[.J12])/3*0.5 + ([.L12]+[.M12])/2*0.1" office:value-type="float" office:value="6.35" calcext:value-type="float">
            <text:p>6,35</text:p>
          </table:table-cell>
          <table:table-cell table:number-columns-repeated="16370"/>
        </table:table-row>
        <table:table-row table:style-name="ro3" table:number-rows-repeated="7">
          <table:table-cell table:style-name="ce22" table:number-columns-repeated="14"/>
          <table:table-cell table:number-columns-repeated="16370"/>
        </table:table-row>
        <table:table-row table:style-name="ro4">
          <table:table-cell table:style-name="ce22" table:number-columns-repeated="14"/>
          <table:table-cell table:number-columns-repeated="16370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x2B" table:style-name="ta2">
        <table:table-column table:style-name="co7" table:default-cell-style-name="Default"/>
        <table:table-column table:style-name="co6" table:number-columns-repeated="16383" table:default-cell-style-name="Default"/>
        <table:table-row table:style-name="ro6">
          <table:table-cell table:style-name="ce15" office:value-type="string" calcext:value-type="string">
            <text:p>[1] =((D6+E6+F6)/3)*D5 + ((G6+H6+I6)/3)*G5+((J6+K6+L6)/3)*J5+((M6+N6)/2)*M5</text:p>
          </table:table-cell>
          <table:table-cell table:number-columns-repeated="16383"/>
        </table:table-row>
        <table:table-row table:style-name="ro7" table:number-rows-repeated="1048574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date-style style:name="N119">
      <number:month/>
      <number:text>/</number:text>
      <number:day/>
      <number:text>/</number:text>
      <number:year number:style="long"/>
    </number:date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2:12:51.778618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pose Pty Ltd</meta:initial-creator>
    <meta:creation-date>2024-12-18T12:28:59</meta:creation-date>
    <dc:date>2025-01-08T12:38:54.647651049</dc:date>
    <meta:generator>LibreOffice/24.8.4.2$Linux_X86_64 LibreOffice_project/480$Build-2</meta:generator>
    <meta:editing-duration>PT17M20S</meta:editing-duration>
    <meta:editing-cycles>3</meta:editing-cycles>
    <meta:document-statistic meta:table-count="2" meta:cell-count="137" meta:object-count="0"/>
    <meta:user-defined meta:name="AppVersion">24.8</meta:user-defined>
  </office:meta>
</office:document-meta>
</file>